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8cm" fo:min-width="2.152cm"/>
      <style:paragraph-properties style:writing-mode="lr-tb"/>
    </style:style>
    <style:style style:name="gr2" style:family="graphic" style:parent-style-name="standard">
      <style:graphic-properties draw:fill-color="#666666" draw:textarea-horizontal-align="justify" draw:textarea-vertical-align="middle" draw:auto-grow-height="false" fo:min-height="2.58cm" fo:min-width="2.152cm"/>
      <style:paragraph-properties style:writing-mode="lr-tb"/>
    </style:style>
    <style:style style:name="gr3" style:family="graphic" style:parent-style-name="standard">
      <style:graphic-properties draw:fill-color="#ff4000" draw:textarea-horizontal-align="justify" draw:textarea-vertical-align="middle" draw:auto-grow-height="false" fo:min-height="2.58cm" fo:min-width="2.152cm"/>
      <style:paragraph-properties style:writing-mode="lr-tb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3.64cm" fo:min-width="3.39cm"/>
      <style:paragraph-properties style:writing-mode="lr-tb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25cm" fo:min-width="2.75cm"/>
    </style:style>
    <style:style style:name="P1" style:family="paragraph"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5cm" svg:height="4cm" svg:x="4.5cm" svg:y="4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75cm" svg:height="4cm" svg:x="16.75cm" svg:y="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5cm" svg:height="4cm" svg:x="22.75cm" svg:y="5.75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5cm" svg:height="5.5cm" svg:x="4cm" svg:y="12.75cm">
          <text:p text:style-name="P1">CB</text:p>
          <text:p text:style-name="P1">+side ch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75cm" svg:height="4cm" svg:x="23cm" svg:y="12.25cm">
          <text:p text:style-name="P1">N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75cm" svg:height="4cm" svg:x="9.75cm" svg:y="9cm">
          <text:p text:style-name="P1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3.5cm" svg:y1="11cm" svg:x2="16.75cm" svg:y2="11cm">
          <text:p/>
        </draw:line>
        <draw:line draw:style-name="gr6" draw:text-style-name="P5" draw:layer="layout" svg:x1="20.25cm" svg:y1="10cm" svg:x2="23cm" svg:y2="8.75cm">
          <text:p/>
        </draw:line>
        <draw:line draw:style-name="gr6" draw:text-style-name="P5" draw:layer="layout" svg:x1="20.25cm" svg:y1="11.75cm" svg:x2="23.25cm" svg:y2="13.5cm">
          <text:p/>
        </draw:line>
        <draw:line draw:style-name="gr6" draw:text-style-name="P5" draw:layer="layout" svg:x1="8.75cm" svg:y1="13.5cm" svg:x2="10.25cm" svg:y2="12.25cm">
          <text:p/>
        </draw:line>
        <draw:line draw:style-name="gr6" draw:text-style-name="P5" draw:layer="layout" svg:x1="8cm" svg:y1="7.25cm" svg:x2="10.25cm" svg:y2="9.5cm">
          <text:p/>
        </draw:line>
        <draw:custom-shape draw:style-name="gr7" draw:text-style-name="P6" draw:layer="layout" svg:width="3.25cm" svg:height="0.5cm" svg:x="13.5cm" svg:y="10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25T23:36:50.110639316</meta:creation-date>
    <dc:date>2024-12-25T23:48:57.267673163</dc:date>
    <meta:editing-duration>PT12M7S</meta:editing-duration>
    <meta:editing-cycles>2</meta:editing-cycles>
    <meta:generator>LibreOffice/7.3.7.2$Linux_X86_64 LibreOffice_project/30$Build-2</meta:generator>
    <meta:document-statistic meta:object-count="12"/>
  </office:meta>
</office:document-meta>
</file>